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yle-1">
      <style:paragraph-properties fo:text-align="left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yle-2">
      <style:paragraph-properties fo:text-align="left" fo:text-indent="0cm" fo:line-height="115%" fo:margin-top="0.423cm" fo:margin-bottom="0.071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" style:family="paragraph" style:parent-style-name="Style-1">
      <style:paragraph-properties fo:text-align="left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yle-1">
      <style:paragraph-properties fo:text-align="left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yle-3">
      <style:paragraph-properties fo:text-align="left" fo:text-indent="0cm" fo:line-height="115%" fo:margin-top="0.423cm" fo:margin-bottom="0.071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6" style:family="paragraph" style:parent-style-name="Style-1">
      <style:paragraph-properties fo:text-align="left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yle-1">
      <style:paragraph-properties fo:text-align="left" fo:text-indent="0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yle-1">
      <style:paragraph-properties fo:text-align="left" fo:text-indent="0cm" fo:line-height="115%" fo:margin-top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yle-1">
      <style:paragraph-properties fo:text-align="left" fo:text-indent="0cm" fo:line-height="115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yle-1">
      <style:paragraph-properties fo:text-align="left" fo:text-indent="0cm" fo:line-height="115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yle-1">
      <style:paragraph-properties fo:text-align="left" fo:text-indent="0cm" fo:line-height="115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yle-1">
      <style:paragraph-properties fo:text-align="left" fo:text-indent="0cm" fo:line-height="115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yle-1">
      <style:paragraph-properties fo:text-align="left" fo:text-indent="0cm" fo:line-height="115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yle-1">
      <style:paragraph-properties fo:text-align="left" fo:text-indent="0cm" fo:line-height="115%" fo:margin-top="0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yle-1">
      <style:paragraph-properties fo:text-align="left" fo:text-indent="0cm" fo:line-height="115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yle-1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yle-4">
      <style:paragraph-properties fo:text-align="left" fo:text-indent="0cm" fo:line-height="115%" fo:margin-top="0.423cm" fo:margin-bottom="0.071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" style:family="paragraph" style:parent-style-name="Style-1">
      <style:paragraph-properties fo:text-align="left" fo:text-indent="0cm" fo:line-height="115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yle-1">
      <style:paragraph-properties fo:text-align="left" fo:text-indent="0cm" fo:line-height="115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yle-1">
      <style:paragraph-properties fo:text-align="left" fo:text-indent="0cm" fo:line-height="115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yle-1">
      <style:paragraph-properties fo:text-align="left" fo:text-indent="0cm" fo:line-height="115%" fo:margin-top="0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yle-1">
      <style:paragraph-properties fo:text-align="left" fo:text-indent="0cm" fo:line-height="115%" fo:margin-top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yle-1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yle-5">
      <style:paragraph-properties fo:text-align="left" fo:text-indent="0cm" fo:line-height="115%" fo:margin-top="0.423cm" fo:margin-bottom="0.071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5" style:family="paragraph" style:parent-style-name="Style-1">
      <style:paragraph-properties fo:text-align="left" fo:text-indent="0cm" fo:line-height="115%" fo:margin-top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yle-1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yle-6">
      <style:paragraph-properties fo:text-align="left" fo:text-indent="0cm" fo:line-height="115%" fo:margin-top="0.423cm" fo:margin-bottom="0.071cm" fo:margin-left="0cm" fo:margin-right="0cm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31" style:family="paragraph" style:parent-style-name="Style-1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yle-1">
      <style:paragraph-properties fo:text-align="left" fo:text-indent="0cm" fo:line-height="115%" fo:margin-top="0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yle-1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yle-1">
      <style:paragraph-properties fo:text-align="left" fo:text-indent="0cm" fo:line-height="115%" fo:margin-top="0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yle-1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yle-7">
      <style:paragraph-properties fo:text-align="left" fo:text-indent="0cm" fo:line-height="115%" fo:margin-top="0.423cm" fo:margin-bottom="0.071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0" style:family="paragraph" style:parent-style-name="Style-1">
      <style:paragraph-properties fo:text-align="left" fo:text-indent="0cm" fo:line-height="115%" fo:margin-top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yle-1">
      <style:paragraph-properties fo:text-align="left" fo:text-indent="0cm" fo:line-height="115%" fo:margin-top="0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yle-1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yle-8">
      <style:paragraph-properties fo:text-align="left" fo:text-indent="0cm" fo:line-height="115%" fo:margin-top="0.423cm" fo:margin-bottom="0.071cm" fo:margin-left="0cm" fo:margin-right="0cm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44" style:family="paragraph" style:parent-style-name="Style-1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yle-1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yle-1">
      <style:paragraph-properties fo:text-align="left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We</text:span><text:span text:style-name="T1_2"><text:s/></text:span><text:span text:style-name="T1_3">should</text:span><text:span text:style-name="T1_4"><text:s/></text:span><text:span text:style-name="T1_5">be</text:span><text:span text:style-name="T1_6"><text:s/></text:span><text:span text:style-name="T1_7">covering</text:span><text:span text:style-name="T1_8"><text:s/></text:span><text:span text:style-name="T1_9">these</text:span><text:span text:style-name="T1_10"><text:s/></text:span><text:span text:style-name="T1_11">topics</text:span><text:span text:style-name="T1_12"><text:s/></text:span><text:span text:style-name="T1_13">over</text:span><text:span text:style-name="T1_14"><text:s/></text:span><text:span text:style-name="T1_15">the</text:span><text:span text:style-name="T1_16"><text:s/></text:span><text:span text:style-name="T1_17">next</text:span><text:span text:style-name="T1_18"><text:s/></text:span><text:span text:style-name="T1_19">few</text:span><text:span text:style-name="T1_20"><text:s/></text:span><text:span text:style-name="T1_21">months</text:span><text:span text:style-name="T1_22">,<text:s/></text:span></text:p>
      <text:p text:style-name="P2"><text:bookmark-start text:name="h.db5p31kpt4ct"/><text:bookmark-end text:name="h.db5p31kpt4ct"/><text:span text:style-name="T2_1">Linux</text:span><text:span text:style-name="T2_2"><text:s/>&amp;<text:s/></text:span><text:span text:style-name="T2_3">The</text:span><text:span text:style-name="T2_4"><text:s/></text:span><text:span text:style-name="T2_5">Terminal</text:span><text:span text:style-name="T2_6">:<text:s/></text:span></text:p>
      <text:p text:style-name="P3"><text:span text:style-name="T3_1">Commandline</text:span><text:span text:style-name="T3_2">:<text:s/></text:span><text:span text:style-name="T3_3">Are</text:span><text:span text:style-name="T3_4"><text:s/></text:span><text:span text:style-name="T3_5">you</text:span><text:span text:style-name="T3_6"><text:s/></text:span><text:span text:style-name="T3_7">happy</text:span><text:span text:style-name="T3_8"><text:s/></text:span><text:span text:style-name="T3_9">using</text:span><text:span text:style-name="T3_10"><text:s/>(</text:span><text:span text:style-name="T3_11">most</text:span><text:span text:style-name="T3_12"><text:s/></text:span><text:span text:style-name="T3_13">of</text:span><text:span text:style-name="T3_14">)<text:s/></text:span><text:span text:style-name="T3_15">the</text:span><text:span text:style-name="T3_16"><text:s/></text:span><text:span text:style-name="T3_17">following</text:span><text:span text:style-name="T3_18"><text:s/></text:span><text:span text:style-name="T3_19">commands</text:span><text:span text:style-name="T3_20">:<text:s/>“</text:span><text:span text:style-name="T3_21">cd</text:span><text:span text:style-name="T3_22">,<text:s/></text:span><text:span text:style-name="T3_23">cat</text:span><text:span text:style-name="T3_24">,<text:s/></text:span><text:span text:style-name="T3_25">echo</text:span><text:span text:style-name="T3_26">,<text:s/></text:span><text:span text:style-name="T3_27">ps</text:span><text:span text:style-name="T3_28">,<text:s/></text:span><text:span text:style-name="T3_29">kill</text:span><text:span text:style-name="T3_30">,<text:s/></text:span><text:span text:style-name="T3_31">rm</text:span><text:span text:style-name="T3_32">,<text:s/></text:span><text:span text:style-name="T3_33">cp</text:span><text:span text:style-name="T3_34">,<text:s/></text:span><text:span text:style-name="T3_35">mv</text:span><text:span text:style-name="T3_36">”?<text:s/>(</text:span><text:span text:style-name="T3_37">Yes</text:span><text:span text:style-name="T3_38">-</text:span><text:span text:style-name="T3_39">No</text:span><text:span text:style-name="T3_40">)</text:span></text:p>
      <text:p text:style-name="P4"><text:span text:style-name="T4_1">Are</text:span><text:span text:style-name="T4_2"><text:s/></text:span><text:span text:style-name="T4_3">you</text:span><text:span text:style-name="T4_4"><text:s/></text:span><text:span text:style-name="T4_5">happy</text:span><text:span text:style-name="T4_6"><text:s/></text:span><text:span text:style-name="T4_7">connecting</text:span><text:span text:style-name="T4_8"><text:s/></text:span><text:span text:style-name="T4_9">to</text:span><text:span text:style-name="T4_10"><text:s/></text:span><text:span text:style-name="T4_11">uni</text:span><text:span text:style-name="T4_12"><text:s/></text:span><text:span text:style-name="T4_13">from</text:span><text:span text:style-name="T4_14"><text:s/></text:span><text:span text:style-name="T4_15">home</text:span><text:span text:style-name="T4_16">,<text:s/></text:span><text:span text:style-name="T4_17">so</text:span><text:span text:style-name="T4_18"><text:s/></text:span><text:span text:style-name="T4_19">you</text:span><text:span text:style-name="T4_20"><text:s/></text:span><text:span text:style-name="T4_21">can</text:span><text:span text:style-name="T4_22"><text:s/></text:span><text:span text:style-name="T4_23">for</text:span><text:span text:style-name="T4_24"><text:s/></text:span><text:span text:style-name="T4_25">example</text:span><text:span text:style-name="T4_26"><text:s/></text:span><text:span text:style-name="T4_27">have</text:span><text:span text:style-name="T4_28"><text:s/></text:span><text:span text:style-name="T4_29">access</text:span><text:span text:style-name="T4_30"><text:s/></text:span><text:span text:style-name="T4_31">to</text:span><text:span text:style-name="T4_32"><text:s/></text:span><text:span text:style-name="T4_33">papers</text:span><text:span text:style-name="T4_34">?<text:s/>(</text:span><text:span text:style-name="T4_35">Yes</text:span><text:span text:style-name="T4_36">-</text:span><text:span text:style-name="T4_37">No</text:span><text:span text:style-name="T4_38">)<text:s/></text:span><text:span text:style-name="T4_39">or</text:span><text:span text:style-name="T4_40"><text:s/></text:span><text:span text:style-name="T4_41">have</text:span><text:span text:style-name="T4_42"><text:s/></text:span><text:span text:style-name="T4_43">access</text:span><text:span text:style-name="T4_44"><text:s/></text:span><text:span text:style-name="T4_45">to</text:span><text:span text:style-name="T4_46"><text:s/></text:span><text:span text:style-name="T4_47">you</text:span><text:span text:style-name="T4_48"><text:s/></text:span><text:span text:style-name="T4_49">dice</text:span><text:span text:style-name="T4_50"><text:s/></text:span><text:span text:style-name="T4_51">filespace</text:span><text:span text:style-name="T4_52">?<text:s/>(</text:span><text:span text:style-name="T4_53">Yes</text:span><text:span text:style-name="T4_54">-</text:span><text:span text:style-name="T4_55">No</text:span><text:span text:style-name="T4_56">)</text:span></text:p>
      <text:p text:style-name="P5"><text:bookmark-start text:name="h.gq6hfhgwmjtx"/><text:bookmark-end text:name="h.gq6hfhgwmjtx"/><text:span text:style-name="T5_1">Bash</text:span><text:span text:style-name="T5_2">:</text:span></text:p>
      <text:p text:style-name="P6"><text:span text:style-name="T6_1">Running</text:span><text:span text:style-name="T6_2"><text:s/></text:span><text:span text:style-name="T6_3">your</text:span><text:span text:style-name="T6_4"><text:s/></text:span><text:span text:style-name="T6_5">simulation</text:span><text:span text:style-name="T6_6">,<text:s/></text:span><text:span text:style-name="T6_7">you</text:span><text:span text:style-name="T6_8"><text:s/></text:span><text:span text:style-name="T6_9">have</text:span><text:span text:style-name="T6_10"><text:s/></text:span><text:span text:style-name="T6_11">created</text:span><text:span text:style-name="T6_12"><text:s/></text:span><text:span text:style-name="T6_13">a</text:span><text:span text:style-name="T6_14"><text:s/></text:span><text:span text:style-name="T6_15">lot</text:span><text:span text:style-name="T6_16"><text:s/></text:span><text:span text:style-name="T6_17">of</text:span><text:span text:style-name="T6_18"><text:s/></text:span><text:span text:style-name="T6_19">junk</text:span><text:span text:style-name="T6_20"><text:s/></text:span><text:span text:style-name="T6_21">files</text:span><text:span text:style-name="T6_22">;<text:s/></text:span><text:span text:style-name="T6_23">can</text:span><text:span text:style-name="T6_24"><text:s/></text:span><text:span text:style-name="T6_25">you</text:span><text:span text:style-name="T6_26"><text:s/></text:span><text:span text:style-name="T6_27">write</text:span><text:span text:style-name="T6_28"><text:s/></text:span><text:span text:style-name="T6_29">the</text:span><text:span text:style-name="T6_30"><text:s/></text:span><text:span text:style-name="T6_31">bash</text:span><text:span text:style-name="T6_32"><text:s/></text:span><text:span text:style-name="T6_33">to</text:span><text:span text:style-name="T6_34"><text:s/></text:span><text:span text:style-name="T6_35">recursively</text:span><text:span text:style-name="T6_36"><text:s/></text:span><text:span text:style-name="T6_37">delete</text:span><text:span text:style-name="T6_38"><text:s/></text:span><text:span text:style-name="T6_39">all</text:span><text:span text:style-name="T6_40"><text:s/></text:span><text:span text:style-name="T6_41">the</text:span><text:span text:style-name="T6_42"><text:s/></text:span><text:span text:style-name="T6_43">files</text:span><text:span text:style-name="T6_44"><text:s/></text:span><text:span text:style-name="T6_45">beginning</text:span><text:span text:style-name="T6_46"><text:s/>“</text:span><text:span text:style-name="T6_47">tmp</text:span><text:span text:style-name="T6_48">_”<text:s/></text:span><text:span text:style-name="T6_49">in</text:span><text:span text:style-name="T6_50"><text:s/></text:span><text:span text:style-name="T6_51">a</text:span><text:span text:style-name="T6_52"><text:s/></text:span><text:span text:style-name="T6_53">directory</text:span><text:span text:style-name="T6_54">?<text:s/>(</text:span><text:span text:style-name="T6_55">No</text:span><text:span text:style-name="T6_56"><text:s/></text:span><text:span text:style-name="T6_57">idea</text:span><text:span text:style-name="T6_58"><text:s/>-<text:s/></text:span><text:span text:style-name="T6_59">Could</text:span><text:span text:style-name="T6_60"><text:s/></text:span><text:span text:style-name="T6_61">probably</text:span><text:span text:style-name="T6_62"><text:s/></text:span><text:span text:style-name="T6_63">do</text:span><text:span text:style-name="T6_64"><text:s/></text:span><text:span text:style-name="T6_65">it</text:span><text:span text:style-name="T6_66"><text:s/></text:span><text:span text:style-name="T6_67">with</text:span><text:span text:style-name="T6_68"><text:s/></text:span><text:span text:style-name="T6_69">the</text:span><text:span text:style-name="T6_70"><text:s/></text:span><text:span text:style-name="T6_71">help</text:span><text:span text:style-name="T6_72"><text:s/></text:span><text:span text:style-name="T6_73">of</text:span><text:span text:style-name="T6_74"><text:s/></text:span><text:span text:style-name="T6_75">the</text:span><text:span text:style-name="T6_76"><text:s/></text:span><text:span text:style-name="T6_77">internet</text:span><text:span text:style-name="T6_78"><text:s/>-<text:s/></text:span><text:span text:style-name="T6_79">Yes</text:span><text:span text:style-name="T6_80">:_________________)</text:span></text:p>
      <text:p text:style-name="P7"><text:span text:style-name="T7_1">Your</text:span><text:span text:style-name="T7_2"><text:s/></text:span><text:span text:style-name="T7_3">lab</text:span><text:span text:style-name="T7_4"><text:s/></text:span><text:span text:style-name="T7_5">stores</text:span><text:span text:style-name="T7_6"><text:s/></text:span><text:span text:style-name="T7_7">its</text:span><text:span text:style-name="T7_8"><text:s/></text:span><text:span text:style-name="T7_9">results</text:span><text:span text:style-name="T7_10"><text:s/></text:span><text:span text:style-name="T7_11">in</text:span><text:span text:style-name="T7_12"><text:s/></text:span><text:span text:style-name="T7_13">the</text:span><text:span text:style-name="T7_14"><text:s/></text:span><text:span text:style-name="T7_15">following</text:span><text:span text:style-name="T7_16"><text:s/></text:span><text:span text:style-name="T7_17">format</text:span><text:span text:style-name="T7_18">:</text:span></text:p>
      <text:p text:style-name="P8"><text:span text:style-name="T8_1">[</text:span><text:span text:style-name="T8_2">Year</text:span><text:span text:style-name="T8_3">]-[</text:span><text:span text:style-name="T8_4">Month</text:span><text:span text:style-name="T8_5">]-[</text:span><text:span text:style-name="T8_6">Day</text:span><text:span text:style-name="T8_7">]_[</text:span><text:span text:style-name="T8_8">Optional</text:span><text:span text:style-name="T8_9">:</text:span><text:span text:style-name="T8_10">Time</text:span><text:span text:style-name="T8_11">]_[</text:span><text:span text:style-name="T8_12">ExptType</text:span><text:span text:style-name="T8_13">]-[</text:span><text:span text:style-name="T8_14">ExptNumber</text:span><text:span text:style-name="T8_15">]-[</text:span><text:span text:style-name="T8_16">Optional</text:span><text:span text:style-name="T8_17">:</text:span><text:span text:style-name="T8_18">V</text:span><text:span text:style-name="T8_19">1,2,3,4]-[</text:span><text:span text:style-name="T8_20">Optional</text:span><text:span text:style-name="T8_21">:</text:span><text:span text:style-name="T8_22">Persons</text:span><text:span text:style-name="T8_23"><text:s/></text:span><text:span text:style-name="T8_24">Initials</text:span><text:span text:style-name="T8_25">].</text:span><text:span text:style-name="T8_26">dat</text:span></text:p>
      <text:p text:style-name="P9"><text:span text:style-name="T9_1">2001-11-12_</text:span><text:span text:style-name="T9_2">VoltageClamp</text:span><text:span text:style-name="T9_3">-</text:span><text:span text:style-name="T9_4">Rec</text:span><text:span text:style-name="T9_5">131-</text:span><text:span text:style-name="T9_6">V</text:span><text:span text:style-name="T9_7">1-</text:span><text:span text:style-name="T9_8">MH</text:span><text:span text:style-name="T9_9">.</text:span><text:span text:style-name="T9_10">dat</text:span></text:p>
      <text:p text:style-name="P10"><text:span text:style-name="T10_1">2001-11-13_</text:span><text:span text:style-name="T10_2">VoltageClamp</text:span><text:span text:style-name="T10_3">-</text:span><text:span text:style-name="T10_4">Rec</text:span><text:span text:style-name="T10_5">131-</text:span><text:span text:style-name="T10_6">V</text:span><text:span text:style-name="T10_7">2-</text:span><text:span text:style-name="T10_8">MH</text:span><text:span text:style-name="T10_9">.</text:span><text:span text:style-name="T10_10">dat</text:span></text:p>
      <text:p text:style-name="P11"><text:span text:style-name="T11_1">2001-11-17_10-14_</text:span><text:span text:style-name="T11_2">CurrentClamp</text:span><text:span text:style-name="T11_3">-</text:span><text:span text:style-name="T11_4">Rec</text:span><text:span text:style-name="T11_5">131.</text:span><text:span text:style-name="T11_6">dat</text:span></text:p>
      <text:p text:style-name="P12"><text:span text:style-name="T12_1">﻿2001-11-17_10-17_</text:span><text:span text:style-name="T12_2">CurrentClamp</text:span><text:span text:style-name="T12_3">-</text:span><text:span text:style-name="T12_4">Rec</text:span><text:span text:style-name="T12_5">132.</text:span><text:span text:style-name="T12_6">dat</text:span></text:p>
      <text:p text:style-name="P13"><text:span text:style-name="T13_1">﻿</text:span></text:p>
      <text:p text:style-name="P14"><text:span text:style-name="T14_1">Could</text:span><text:span text:style-name="T14_2"><text:s/></text:span><text:span text:style-name="T14_3">you</text:span><text:span text:style-name="T14_4"><text:s/></text:span><text:span text:style-name="T14_5">write</text:span><text:span text:style-name="T14_6"><text:s/></text:span><text:span text:style-name="T14_7">a</text:span><text:span text:style-name="T14_8"><text:s/></text:span><text:span text:style-name="T14_9">regular</text:span><text:span text:style-name="T14_10"><text:s/></text:span><text:span text:style-name="T14_11">expression</text:span><text:span text:style-name="T14_12"><text:s/></text:span><text:span text:style-name="T14_13">to</text:span><text:span text:style-name="T14_14"><text:s/></text:span><text:span text:style-name="T14_15">parse</text:span><text:span text:style-name="T14_16"><text:s/></text:span><text:span text:style-name="T14_17">this</text:span><text:span text:style-name="T14_18">?<text:s/>(</text:span><text:span text:style-name="T14_19">No</text:span><text:span text:style-name="T14_20"><text:s/></text:span><text:span text:style-name="T14_21">idea</text:span><text:span text:style-name="T14_22"><text:s/>-<text:s/></text:span><text:span text:style-name="T14_23">Could</text:span><text:span text:style-name="T14_24"><text:s/></text:span><text:span text:style-name="T14_25">probably</text:span><text:span text:style-name="T14_26"><text:s/></text:span><text:span text:style-name="T14_27">do</text:span><text:span text:style-name="T14_28"><text:s/></text:span><text:span text:style-name="T14_29">it</text:span><text:span text:style-name="T14_30"><text:s/></text:span><text:span text:style-name="T14_31">with</text:span><text:span text:style-name="T14_32"><text:s/></text:span><text:span text:style-name="T14_33">the</text:span><text:span text:style-name="T14_34"><text:s/></text:span><text:span text:style-name="T14_35">help</text:span><text:span text:style-name="T14_36"><text:s/></text:span><text:span text:style-name="T14_37">of</text:span><text:span text:style-name="T14_38"><text:s/></text:span><text:span text:style-name="T14_39">the</text:span><text:span text:style-name="T14_40"><text:s/></text:span><text:span text:style-name="T14_41">internet</text:span><text:span text:style-name="T14_42"><text:s/>-<text:s/></text:span><text:span text:style-name="T14_43">Yes</text:span><text:span text:style-name="T14_44">:________________)</text:span></text:p>
      <text:p text:style-name="P15"><text:span text:style-name="T15_1">Could</text:span><text:span text:style-name="T15_2"><text:s/></text:span><text:span text:style-name="T15_3">you</text:span><text:span text:style-name="T15_4"><text:s/></text:span><text:span text:style-name="T15_5">make</text:span><text:span text:style-name="T15_6"><text:s/></text:span><text:span text:style-name="T15_7">a</text:span><text:span text:style-name="T15_8"><text:s/></text:span><text:span text:style-name="T15_9">list</text:span><text:span text:style-name="T15_10"><text:s/></text:span><text:span text:style-name="T15_11">of</text:span><text:span text:style-name="T15_12"><text:s/></text:span><text:span text:style-name="T15_13">all</text:span><text:span text:style-name="T15_14"><text:s/></text:span><text:span text:style-name="T15_15">the</text:span><text:span text:style-name="T15_16"><text:s/></text:span><text:span text:style-name="T15_17">files</text:span><text:span text:style-name="T15_18"><text:s/></text:span><text:span text:style-name="T15_19">in</text:span><text:span text:style-name="T15_20"><text:s/></text:span><text:span text:style-name="T15_21">a</text:span><text:span text:style-name="T15_22"><text:s/></text:span><text:span text:style-name="T15_23">directory</text:span><text:span text:style-name="T15_24">,<text:s/></text:span><text:span text:style-name="T15_25">that</text:span><text:span text:style-name="T15_26"><text:s/></text:span><text:span text:style-name="T15_27">make</text:span><text:span text:style-name="T15_28"><text:s/></text:span><text:span text:style-name="T15_29">reference</text:span><text:span text:style-name="T15_30"><text:s/></text:span><text:span text:style-name="T15_31">to</text:span><text:span text:style-name="T15_32"><text:s/></text:span><text:span text:style-name="T15_33">the</text:span><text:span text:style-name="T15_34"><text:s/></text:span><text:span text:style-name="T15_35">file</text:span><text:span text:style-name="T15_36"><text:s/>“</text:span><text:span text:style-name="T15_37">mydata</text:span><text:span text:style-name="T15_38">.</text:span><text:span text:style-name="T15_39">dat</text:span><text:span text:style-name="T15_40">”.<text:s/>(</text:span><text:span text:style-name="T15_41">No</text:span><text:span text:style-name="T15_42"><text:s/></text:span><text:span text:style-name="T15_43">idea</text:span><text:span text:style-name="T15_44"><text:s/>-<text:s/></text:span><text:span text:style-name="T15_45">Could</text:span><text:span text:style-name="T15_46"><text:s/></text:span><text:span text:style-name="T15_47">probably</text:span><text:span text:style-name="T15_48"><text:s/></text:span><text:span text:style-name="T15_49">do</text:span><text:span text:style-name="T15_50"><text:s/></text:span><text:span text:style-name="T15_51">it</text:span><text:span text:style-name="T15_52"><text:s/></text:span><text:span text:style-name="T15_53">with</text:span><text:span text:style-name="T15_54"><text:s/></text:span><text:span text:style-name="T15_55">the</text:span><text:span text:style-name="T15_56"><text:s/></text:span><text:span text:style-name="T15_57">help</text:span><text:span text:style-name="T15_58"><text:s/></text:span><text:span text:style-name="T15_59">of</text:span><text:span text:style-name="T15_60"><text:s/></text:span><text:span text:style-name="T15_61">the</text:span><text:span text:style-name="T15_62"><text:s/></text:span><text:span text:style-name="T15_63">internet</text:span><text:span text:style-name="T15_64"><text:s/>-<text:s/></text:span><text:span text:style-name="T15_65">Yes</text:span><text:span text:style-name="T15_66">:_________________)</text:span></text:p>
      <text:p text:style-name="P16"/>
      <text:p text:style-name="P17"><text:bookmark-start text:name="h.1rc2ar4gvq3"/><text:bookmark-end text:name="h.1rc2ar4gvq3"/><text:span text:style-name="T17_1">Scripting</text:span><text:span text:style-name="T17_2">:</text:span></text:p>
      <text:p text:style-name="P18"><text:span text:style-name="T18_1">Your</text:span><text:span text:style-name="T18_2"><text:s/></text:span><text:span text:style-name="T18_3">experimental</text:span><text:span text:style-name="T18_4"><text:s/></text:span><text:span text:style-name="T18_5">colleagues</text:span><text:span text:style-name="T18_6"><text:s/></text:span><text:span text:style-name="T18_7">provides</text:span><text:span text:style-name="T18_8"><text:s/></text:span><text:span text:style-name="T18_9">genetic</text:span><text:span text:style-name="T18_10"><text:s/></text:span><text:span text:style-name="T18_11">data</text:span><text:span text:style-name="T18_12"><text:s/></text:span><text:span text:style-name="T18_13">for</text:span><text:span text:style-name="T18_14"><text:s/></text:span><text:span text:style-name="T18_15">some</text:span><text:span text:style-name="T18_16"><text:s/></text:span><text:span text:style-name="T18_17">measurements</text:span><text:span text:style-name="T18_18"><text:s/></text:span><text:span text:style-name="T18_19">in</text:span><text:span text:style-name="T18_20"><text:s/></text:span><text:span text:style-name="T18_21">a</text:span><text:span text:style-name="T18_22"><text:s/></text:span><text:span text:style-name="T18_23">file</text:span><text:span text:style-name="T18_24"><text:s/></text:span><text:span text:style-name="T18_25">format</text:span><text:span text:style-name="T18_26">,<text:s/></text:span><text:span text:style-name="T18_27">where</text:span><text:span text:style-name="T18_28"><text:s/></text:span><text:span text:style-name="T18_29">each</text:span><text:span text:style-name="T18_30"><text:s/></text:span><text:span text:style-name="T18_31">line</text:span><text:span text:style-name="T18_32"><text:s/></text:span><text:span text:style-name="T18_33">looks</text:span><text:span text:style-name="T18_34"><text:s/></text:span><text:span text:style-name="T18_35">like</text:span><text:span text:style-name="T18_36">:<text:line-break/></text:span><text:span text:style-name="T18_37">ATAAATAGTAGGTGAAAT</text:span><text:span text:style-name="T18_38">:<text:s/></text:span><text:span text:style-name="T18_39">False</text:span></text:p>
      <text:p text:style-name="P19"><text:span text:style-name="T19_1">TAAGTAGAAATAGTAGTT</text:span><text:span text:style-name="T19_2">:<text:s/></text:span><text:span text:style-name="T19_3">True</text:span></text:p>
      <text:p text:style-name="P20"><text:span text:style-name="T20_1">They</text:span><text:span text:style-name="T20_2"><text:s/></text:span><text:span text:style-name="T20_3">give</text:span><text:span text:style-name="T20_4"><text:s/></text:span><text:span text:style-name="T20_5">you</text:span><text:span text:style-name="T20_6"><text:s/></text:span><text:span text:style-name="T20_7">a</text:span><text:span text:style-name="T20_8"><text:s/></text:span><text:span text:style-name="T20_9">list</text:span><text:span text:style-name="T20_10"><text:s/></text:span><text:span text:style-name="T20_11">of</text:span><text:span text:style-name="T20_12"><text:s/></text:span><text:span text:style-name="T20_13">subsequences</text:span><text:span text:style-name="T20_14">,<text:s/></text:span><text:span text:style-name="T20_15">eg</text:span><text:span text:style-name="T20_16"><text:s/>(</text:span><text:span text:style-name="T20_17">ATTGA</text:span><text:span text:style-name="T20_18">)<text:s/></text:span><text:span text:style-name="T20_19">and</text:span><text:span text:style-name="T20_20"><text:s/></text:span><text:span text:style-name="T20_21">are</text:span><text:span text:style-name="T20_22"><text:s/></text:span><text:span text:style-name="T20_23">interested</text:span><text:span text:style-name="T20_24"><text:s/></text:span><text:span text:style-name="T20_25">to</text:span><text:span text:style-name="T20_26"><text:s/></text:span><text:span text:style-name="T20_27">know</text:span><text:span text:style-name="T20_28"><text:s/></text:span><text:span text:style-name="T20_29">which</text:span><text:span text:style-name="T20_30"><text:s/></text:span><text:span text:style-name="T20_31">subsequences</text:span><text:span text:style-name="T20_32"><text:s/></text:span><text:span text:style-name="T20_33">lead</text:span><text:span text:style-name="T20_34"><text:s/></text:span><text:span text:style-name="T20_35">to</text:span><text:span text:style-name="T20_36"><text:s/></text:span><text:span text:style-name="T20_37">sucesses</text:span><text:span text:style-name="T20_38"><text:s/></text:span><text:span text:style-name="T20_39">or</text:span><text:span text:style-name="T20_40"><text:s/></text:span><text:span text:style-name="T20_41">failures</text:span><text:span text:style-name="T20_42">.<text:s/></text:span><text:span text:style-name="T20_43">Would</text:span><text:span text:style-name="T20_44"><text:s/></text:span><text:span text:style-name="T20_45">you</text:span><text:span text:style-name="T20_46"><text:s/></text:span><text:span text:style-name="T20_47">be</text:span><text:span text:style-name="T20_48"><text:s/></text:span><text:span text:style-name="T20_49">able</text:span><text:span text:style-name="T20_50"><text:s/></text:span><text:span text:style-name="T20_51">to</text:span><text:span text:style-name="T20_52"><text:s/></text:span><text:span text:style-name="T20_53">write</text:span><text:span text:style-name="T20_54"><text:s/></text:span><text:span text:style-name="T20_55">a</text:span><text:span text:style-name="T20_56"><text:s/></text:span><text:span text:style-name="T20_57">small</text:span><text:span text:style-name="T20_58"><text:s/></text:span><text:span text:style-name="T20_59">script</text:span><text:span text:style-name="T20_60"><text:s/></text:span><text:span text:style-name="T20_61">to</text:span><text:span text:style-name="T20_62"><text:s/></text:span><text:span text:style-name="T20_63">do</text:span><text:span text:style-name="T20_64"><text:s/></text:span><text:span text:style-name="T20_65">this</text:span><text:span text:style-name="T20_66">?</text:span></text:p>
      <text:p text:style-name="P21"><text:span text:style-name="T21_1">(</text:span><text:span text:style-name="T21_2">No</text:span><text:span text:style-name="T21_3"><text:s/></text:span><text:span text:style-name="T21_4">idea</text:span><text:span text:style-name="T21_5"><text:s/>-<text:s/></text:span><text:span text:style-name="T21_6">Could</text:span><text:span text:style-name="T21_7"><text:s/></text:span><text:span text:style-name="T21_8">do</text:span><text:span text:style-name="T21_9"><text:s/></text:span><text:span text:style-name="T21_10">with</text:span><text:span text:style-name="T21_11"><text:s/></text:span><text:span text:style-name="T21_12">the</text:span><text:span text:style-name="T21_13"><text:s/></text:span><text:span text:style-name="T21_14">help</text:span><text:span text:style-name="T21_15"><text:s/></text:span><text:span text:style-name="T21_16">of</text:span><text:span text:style-name="T21_17"><text:s/></text:span><text:span text:style-name="T21_18">the</text:span><text:span text:style-name="T21_19"><text:s/></text:span><text:span text:style-name="T21_20">internet</text:span><text:span text:style-name="T21_21"><text:s/>-<text:s/></text:span><text:span text:style-name="T21_22">Yes</text:span><text:span text:style-name="T21_23">:________________)</text:span></text:p>
      <text:p text:style-name="P22"><text:span text:style-name="T22_1">You</text:span><text:span text:style-name="T22_2"><text:s/></text:span><text:span text:style-name="T22_3">are</text:span><text:span text:style-name="T22_4"><text:s/></text:span><text:span text:style-name="T22_5">going</text:span><text:span text:style-name="T22_6"><text:s/></text:span><text:span text:style-name="T22_7">to</text:span><text:span text:style-name="T22_8"><text:s/></text:span><text:span text:style-name="T22_9">run</text:span><text:span text:style-name="T22_10"><text:s/></text:span><text:span text:style-name="T22_11">a</text:span><text:span text:style-name="T22_12"><text:s/></text:span><text:span text:style-name="T22_13">long</text:span><text:span text:style-name="T22_14">(-</text:span><text:span text:style-name="T22_15">ish</text:span><text:span text:style-name="T22_16">)<text:s/></text:span><text:span text:style-name="T22_17">simulation</text:span><text:span text:style-name="T22_18">;<text:s/></text:span><text:span text:style-name="T22_19">would</text:span><text:span text:style-name="T22_20"><text:s/></text:span><text:span text:style-name="T22_21">you</text:span><text:span text:style-name="T22_22"><text:s/></text:span><text:span text:style-name="T22_23">be</text:span><text:span text:style-name="T22_24"><text:s/></text:span><text:span text:style-name="T22_25">happy</text:span><text:span text:style-name="T22_26"><text:s/></text:span><text:span text:style-name="T22_27">launching</text:span><text:span text:style-name="T22_28"><text:s/></text:span><text:span text:style-name="T22_29">it</text:span><text:span text:style-name="T22_30"><text:s/></text:span><text:span text:style-name="T22_31">on</text:span><text:span text:style-name="T22_32"><text:s/></text:span><text:span text:style-name="T22_33">a</text:span><text:span text:style-name="T22_34"><text:s/></text:span><text:span text:style-name="T22_35">remote</text:span><text:span text:style-name="T22_36"><text:s/></text:span><text:span text:style-name="T22_37">computer</text:span><text:span text:style-name="T22_38">?<text:s/>(</text:span><text:span text:style-name="T22_39">Yes</text:span><text:span text:style-name="T22_40"><text:s/>-<text:s/></text:span><text:span text:style-name="T22_41">No</text:span><text:span text:style-name="T22_42">)</text:span></text:p>
      <text:p text:style-name="P23"/>
      <text:p text:style-name="P24"><text:bookmark-start text:name="h.96xj35jbgkum"/><text:bookmark-end text:name="h.96xj35jbgkum"/><text:span text:style-name="T24_1">Version</text:span><text:span text:style-name="T24_2"><text:s/></text:span><text:span text:style-name="T24_3">Control</text:span><text:span text:style-name="T24_4">:</text:span></text:p>
      <text:p text:style-name="P25"><text:span text:style-name="T25_1">If</text:span><text:span text:style-name="T25_2"><text:s/></text:span><text:span text:style-name="T25_3">you</text:span><text:span text:style-name="T25_4"><text:s/></text:span><text:span text:style-name="T25_5">were</text:span><text:span text:style-name="T25_6"><text:s/></text:span><text:span text:style-name="T25_7">asked</text:span><text:span text:style-name="T25_8"><text:s/></text:span><text:span text:style-name="T25_9">your</text:span><text:span text:style-name="T25_10"><text:s/></text:span><text:span text:style-name="T25_11">opinions</text:span><text:span text:style-name="T25_12"><text:s/></text:span><text:span text:style-name="T25_13">about</text:span><text:span text:style-name="T25_14"><text:s/></text:span><text:span text:style-name="T25_15">version</text:span><text:span text:style-name="T25_16"><text:s/></text:span><text:span text:style-name="T25_17">control</text:span><text:span text:style-name="T25_18">,<text:s/></text:span><text:span text:style-name="T25_19">would</text:span><text:span text:style-name="T25_20"><text:s/></text:span><text:span text:style-name="T25_21">reply</text:span><text:span text:style-name="T25_22">:</text:span></text:p>
      <text:list text:style-name="LS1" xml:id="list0">
        <text:list-item>
          <text:p text:style-name="P26"><text:span text:style-name="T26_1">“</text:span><text:span text:style-name="T26_2">What</text:span><text:span text:style-name="T26_3"><text:s/></text:span><text:span text:style-name="T26_4">is</text:span><text:span text:style-name="T26_5"><text:s/></text:span><text:span text:style-name="T26_6">version</text:span><text:span text:style-name="T26_7"><text:s/></text:span><text:span text:style-name="T26_8">control</text:span><text:span text:style-name="T26_9">?”</text:span></text:p>
        </text:list-item>
        <text:list-item>
          <text:p text:style-name="P27"><text:span text:style-name="T27_1">“</text:span><text:span text:style-name="T27_2">I</text:span><text:span text:style-name="T27_3"><text:s/></text:span><text:span text:style-name="T27_4">used</text:span><text:span text:style-name="T27_5"><text:s/></text:span><text:span text:style-name="T27_6">svn</text:span><text:span text:style-name="T27_7"><text:s/></text:span><text:span text:style-name="T27_8">once</text:span><text:span text:style-name="T27_9"><text:s/></text:span><text:span text:style-name="T27_10">on</text:span><text:span text:style-name="T27_11"><text:s/></text:span><text:span text:style-name="T27_12">a</text:span><text:span text:style-name="T27_13"><text:s/></text:span><text:span text:style-name="T27_14">project</text:span><text:span text:style-name="T27_15">,<text:s/></text:span><text:span text:style-name="T27_16">but</text:span><text:span text:style-name="T27_17"><text:s/></text:span><text:span text:style-name="T27_18">found</text:span><text:span text:style-name="T27_19"><text:s/></text:span><text:span text:style-name="T27_20">the</text:span><text:span text:style-name="T27_21"><text:s/></text:span><text:span text:style-name="T27_22">whole</text:span><text:span text:style-name="T27_23"><text:s/></text:span><text:span text:style-name="T27_24">thing</text:span><text:span text:style-name="T27_25"><text:s/></text:span><text:span text:style-name="T27_26">a</text:span><text:span text:style-name="T27_27"><text:s/></text:span><text:span text:style-name="T27_28">bit</text:span><text:span text:style-name="T27_29"><text:s/></text:span><text:span text:style-name="T27_30">of</text:span><text:span text:style-name="T27_31"><text:s/></text:span><text:span text:style-name="T27_32">a</text:span><text:span text:style-name="T27_33"><text:s/></text:span><text:span text:style-name="T27_34">hassle</text:span><text:span text:style-name="T27_35">,<text:s/></text:span><text:span text:style-name="T27_36">so</text:span><text:span text:style-name="T27_37"><text:s/></text:span><text:span text:style-name="T27_38">dont</text:span><text:span text:style-name="T27_39"><text:s/></text:span><text:span text:style-name="T27_40">bother</text:span><text:span text:style-name="T27_41"><text:s/></text:span><text:span text:style-name="T27_42">anymore</text:span><text:span text:style-name="T27_43">”</text:span></text:p>
        </text:list-item>
        <text:list-item>
          <text:p text:style-name="P28"><text:span text:style-name="T28_1">“</text:span><text:span text:style-name="T28_2">My</text:span><text:span text:style-name="T28_3"><text:s/></text:span><text:span text:style-name="T28_4">entire</text:span><text:span text:style-name="T28_5"><text:s/></text:span><text:span text:style-name="T28_6">life</text:span><text:span text:style-name="T28_7"><text:s/></text:span><text:span text:style-name="T28_8">is</text:span><text:span text:style-name="T28_9"><text:s/></text:span><text:span text:style-name="T28_10">stored</text:span><text:span text:style-name="T28_11"><text:s/></text:span><text:span text:style-name="T28_12">in</text:span><text:span text:style-name="T28_13"><text:s/></text:span><text:span text:style-name="T28_14">mercurial</text:span><text:span text:style-name="T28_15">/</text:span><text:span text:style-name="T28_16">git</text:span><text:span text:style-name="T28_17">,<text:s/></text:span><text:span text:style-name="T28_18">I</text:span><text:span text:style-name="T28_19"><text:s/></text:span><text:span text:style-name="T28_20">dont</text:span><text:span text:style-name="T28_21"><text:s/></text:span><text:span text:style-name="T28_22">understand</text:span><text:span text:style-name="T28_23"><text:s/></text:span><text:span text:style-name="T28_24">how</text:span><text:span text:style-name="T28_25">/</text:span><text:span text:style-name="T28_26">why</text:span><text:span text:style-name="T28_27"><text:s/></text:span><text:span text:style-name="T28_28">people</text:span><text:span text:style-name="T28_29"><text:s/></text:span><text:span text:style-name="T28_30">dont</text:span><text:span text:style-name="T28_31"><text:s/></text:span><text:span text:style-name="T28_32">use</text:span><text:span text:style-name="T28_33"><text:s/></text:span><text:span text:style-name="T28_34">them</text:span><text:span text:style-name="T28_35">.”</text:span></text:p>
        </text:list-item>
      </text:list>
      <text:p text:style-name="P29"/>
      <text:p text:style-name="P30"><text:bookmark-start text:name="h.2j6n0t8w8y66"/><text:bookmark-end text:name="h.2j6n0t8w8y66"/><text:span text:style-name="T30_1">Making</text:span><text:span text:style-name="T30_2"><text:s/></text:span><text:span text:style-name="T30_3">Documents</text:span><text:span text:style-name="T30_4"><text:s/>&amp;<text:s/></text:span><text:span text:style-name="T30_5">Posters</text:span><text:span text:style-name="T30_6">:</text:span></text:p>
      <text:p text:style-name="P31"/>
      <text:p text:style-name="P32"><text:span text:style-name="T32_1">You</text:span><text:span text:style-name="T32_2"><text:s/></text:span><text:span text:style-name="T32_3">have</text:span><text:span text:style-name="T32_4"><text:s/></text:span><text:span text:style-name="T32_5">to</text:span><text:span text:style-name="T32_6"><text:s/></text:span><text:span text:style-name="T32_7">write</text:span><text:span text:style-name="T32_8"><text:s/></text:span><text:span text:style-name="T32_9">a</text:span><text:span text:style-name="T32_10"><text:s/></text:span><text:span text:style-name="T32_11">thesis</text:span><text:span text:style-name="T32_12">,<text:s/></text:span><text:span text:style-name="T32_13">tomorrow</text:span><text:span text:style-name="T32_14">,<text:s/></text:span><text:span text:style-name="T32_15">with</text:span><text:span text:style-name="T32_16"><text:s/></text:span><text:span text:style-name="T32_17">lots</text:span><text:span text:style-name="T32_18"><text:s/></text:span><text:span text:style-name="T32_19">of</text:span><text:span text:style-name="T32_20"><text:s/></text:span><text:span text:style-name="T32_21">equations</text:span><text:span text:style-name="T32_22"><text:s/></text:span><text:span text:style-name="T32_23">and</text:span><text:span text:style-name="T32_24"><text:s/></text:span><text:span text:style-name="T32_25">figures</text:span><text:span text:style-name="T32_26">.<text:s/></text:span><text:span text:style-name="T32_27">Which</text:span><text:span text:style-name="T32_28"><text:s/></text:span><text:span text:style-name="T32_29">software</text:span><text:span text:style-name="T32_30"><text:s/></text:span><text:span text:style-name="T32_31">would</text:span><text:span text:style-name="T32_32"><text:s/></text:span><text:span text:style-name="T32_33">you</text:span><text:span text:style-name="T32_34"><text:s/></text:span><text:span text:style-name="T32_35">choose</text:span><text:span text:style-name="T32_36">?</text:span></text:p>
      <text:list text:style-name="LS2" xml:id="list3">
        <text:list-item>
          <text:p text:style-name="P33"><text:span text:style-name="T33_1">“</text:span><text:span text:style-name="T33_2">Ill</text:span><text:span text:style-name="T33_3"><text:s/></text:span><text:span text:style-name="T33_4">stick</text:span><text:span text:style-name="T33_5"><text:s/></text:span><text:span text:style-name="T33_6">to</text:span><text:span text:style-name="T33_7"><text:s/></text:span><text:span text:style-name="T33_8">Word</text:span><text:span text:style-name="T33_9">/</text:span><text:span text:style-name="T33_10">OpenOffice</text:span><text:span text:style-name="T33_11">,<text:s/></text:span><text:span text:style-name="T33_12">I</text:span><text:span text:style-name="T33_13">’</text:span><text:span text:style-name="T33_14">ve</text:span><text:span text:style-name="T33_15"><text:s/></text:span><text:span text:style-name="T33_16">never</text:span><text:span text:style-name="T33_17"><text:s/></text:span><text:span text:style-name="T33_18">used</text:span><text:span text:style-name="T33_19"><text:s/></text:span><text:span text:style-name="T33_20">anything</text:span><text:span text:style-name="T33_21"><text:s/></text:span><text:span text:style-name="T33_22">else</text:span><text:span text:style-name="T33_23">’</text:span></text:p>
        </text:list-item>
        <text:list-item>
          <text:p text:style-name="P34"><text:span text:style-name="T34_1">“</text:span><text:span text:style-name="T34_2">I</text:span><text:span text:style-name="T34_3">’</text:span><text:span text:style-name="T34_4">d</text:span><text:span text:style-name="T34_5"><text:s/></text:span><text:span text:style-name="T34_6">use</text:span><text:span text:style-name="T34_7"><text:s/></text:span><text:span text:style-name="T34_8">Lyx</text:span><text:span text:style-name="T34_9">.”</text:span></text:p>
        </text:list-item>
        <text:list-item>
          <text:p text:style-name="P35"><text:span text:style-name="T35_1">“</text:span><text:span text:style-name="T35_2">I</text:span><text:span text:style-name="T35_3"><text:s/></text:span><text:span text:style-name="T35_4">am</text:span><text:span text:style-name="T35_5"><text:s/></text:span><text:span text:style-name="T35_6">happy</text:span><text:span text:style-name="T35_7"><text:s/></text:span><text:span text:style-name="T35_8">using</text:span><text:span text:style-name="T35_9"><text:s/></text:span><text:span text:style-name="T35_10">Latex</text:span><text:span text:style-name="T35_11">”<text:s/></text:span></text:p>
        </text:list-item>
      </text:list>
      <text:p text:style-name="P36"/>
      <text:p text:style-name="P37"><text:span text:style-name="T37_1">You</text:span><text:span text:style-name="T37_2"><text:s/></text:span><text:span text:style-name="T37_3">want</text:span><text:span text:style-name="T37_4"><text:s/></text:span><text:span text:style-name="T37_5">to</text:span><text:span text:style-name="T37_6"><text:s/></text:span><text:span text:style-name="T37_7">make</text:span><text:span text:style-name="T37_8"><text:s/></text:span><text:span text:style-name="T37_9">a</text:span><text:span text:style-name="T37_10"><text:s/></text:span><text:span text:style-name="T37_11">large</text:span><text:span text:style-name="T37_12"><text:s/></text:span><text:span text:style-name="T37_13">poster</text:span><text:span text:style-name="T37_14">;<text:s/></text:span><text:span text:style-name="T37_15">are</text:span><text:span text:style-name="T37_16"><text:s/></text:span><text:span text:style-name="T37_17">you</text:span><text:span text:style-name="T37_18"><text:s/></text:span><text:span text:style-name="T37_19">happy</text:span><text:span text:style-name="T37_20"><text:s/></text:span><text:span text:style-name="T37_21">with</text:span><text:span text:style-name="T37_22"><text:s/></text:span><text:span text:style-name="T37_23">generating</text:span><text:span text:style-name="T37_24"><text:s/></text:span><text:span text:style-name="T37_25">figures</text:span><text:span text:style-name="T37_26"><text:s/></text:span><text:span text:style-name="T37_27">that</text:span><text:span text:style-name="T37_28"><text:s/></text:span><text:span text:style-name="T37_29">will</text:span><text:span text:style-name="T37_30"><text:s/></text:span><text:span text:style-name="T37_31">scale</text:span><text:span text:style-name="T37_32"><text:s/></text:span><text:span text:style-name="T37_33">well</text:span><text:span text:style-name="T37_34"><text:s/>(</text:span><text:span text:style-name="T37_35">vector</text:span><text:span text:style-name="T37_36"><text:s/></text:span><text:span text:style-name="T37_37">images</text:span><text:span text:style-name="T37_38">)?<text:s/>(</text:span><text:span text:style-name="T37_39">No</text:span><text:span text:style-name="T37_40"><text:s/></text:span><text:span text:style-name="T37_41">idea</text:span><text:span text:style-name="T37_42"><text:s/>-<text:s/></text:span><text:span text:style-name="T37_43">I</text:span><text:span text:style-name="T37_44"><text:s/></text:span><text:span text:style-name="T37_45">reckon</text:span><text:span text:style-name="T37_46"><text:s/></text:span><text:span text:style-name="T37_47">I</text:span><text:span text:style-name="T37_48"><text:s/></text:span><text:span text:style-name="T37_49">could</text:span><text:span text:style-name="T37_50"><text:s/></text:span><text:span text:style-name="T37_51">do</text:span><text:span text:style-name="T37_52"><text:s/></text:span><text:span text:style-name="T37_53">it</text:span><text:span text:style-name="T37_54"><text:s/>-<text:s/></text:span><text:span text:style-name="T37_55">I</text:span><text:span text:style-name="T37_56"><text:s/></text:span><text:span text:style-name="T37_57">am</text:span><text:span text:style-name="T37_58"><text:s/></text:span><text:span text:style-name="T37_59">confident</text:span><text:span text:style-name="T37_60">)</text:span></text:p>
      <text:p text:style-name="P38"/>
      <text:p text:style-name="P39"><text:bookmark-start text:name="h.1q2es57b13au"/><text:bookmark-end text:name="h.1q2es57b13au"/><text:span text:style-name="T39_1">Installing</text:span><text:span text:style-name="T39_2"><text:s/></text:span><text:span text:style-name="T39_3">Programs</text:span><text:span text:style-name="T39_4"><text:s/></text:span><text:span text:style-name="T39_5">and</text:span><text:span text:style-name="T39_6"><text:s/></text:span><text:span text:style-name="T39_7">Libraries</text:span><text:span text:style-name="T39_8">:</text:span></text:p>
      <text:p text:style-name="P40"><text:span text:style-name="T40_1">I</text:span><text:span text:style-name="T40_2"><text:s/></text:span><text:span text:style-name="T40_3">know</text:span><text:span text:style-name="T40_4"><text:s/></text:span><text:span text:style-name="T40_5">what</text:span><text:span text:style-name="T40_6"><text:s/>$</text:span><text:span text:style-name="T40_7">PATH</text:span><text:span text:style-name="T40_8"><text:s/></text:span><text:span text:style-name="T40_9">does</text:span><text:span text:style-name="T40_10"><text:s/>(</text:span><text:span text:style-name="T40_11">Yes</text:span><text:span text:style-name="T40_12"><text:s/>-<text:s/></text:span><text:span text:style-name="T40_13">No</text:span><text:span text:style-name="T40_14">)</text:span></text:p>
      <text:p text:style-name="P41"><text:span text:style-name="T41_1">You</text:span><text:span text:style-name="T41_2"><text:s/></text:span><text:span text:style-name="T41_3">have</text:span><text:span text:style-name="T41_4"><text:s/></text:span><text:span text:style-name="T41_5">just</text:span><text:span text:style-name="T41_6"><text:s/></text:span><text:span text:style-name="T41_7">downloaded</text:span><text:span text:style-name="T41_8"><text:s/></text:span><text:span text:style-name="T41_9">the</text:span><text:span text:style-name="T41_10"><text:s/></text:span><text:span text:style-name="T41_11">lastest</text:span><text:span text:style-name="T41_12"><text:s/></text:span><text:span text:style-name="T41_13">brain</text:span><text:span text:style-name="T41_14">-</text:span><text:span text:style-name="T41_15">simulator</text:span><text:span text:style-name="T41_16"><text:s/></text:span><text:span text:style-name="T41_17">from</text:span><text:span text:style-name="T41_18"><text:s/></text:span><text:span text:style-name="T41_19">the</text:span><text:span text:style-name="T41_20"><text:s/></text:span><text:span text:style-name="T41_21">internet</text:span><text:span text:style-name="T41_22">.,<text:s/></text:span><text:span text:style-name="T41_23">but</text:span><text:span text:style-name="T41_24"><text:s/></text:span><text:span text:style-name="T41_25">it</text:span><text:span text:style-name="T41_26"><text:s/></text:span><text:span text:style-name="T41_27">comes</text:span><text:span text:style-name="T41_28"><text:s/></text:span><text:span text:style-name="T41_29">as</text:span><text:span text:style-name="T41_30"><text:s/></text:span><text:span text:style-name="T41_31">a</text:span><text:span text:style-name="T41_32"><text:s/></text:span><text:span text:style-name="T41_33">source</text:span><text:span text:style-name="T41_34">-</text:span><text:span text:style-name="T41_35">tarball</text:span><text:span text:style-name="T41_36">.<text:s/></text:span><text:span text:style-name="T41_37">Would</text:span><text:span text:style-name="T41_38"><text:s/></text:span><text:span text:style-name="T41_39">you</text:span><text:span text:style-name="T41_40"><text:s/></text:span><text:span text:style-name="T41_41">feel</text:span><text:span text:style-name="T41_42"><text:s/></text:span><text:span text:style-name="T41_43">confident</text:span><text:span text:style-name="T41_44"><text:s/></text:span><text:span text:style-name="T41_45">with</text:span><text:span text:style-name="T41_46"><text:s/></text:span><text:span text:style-name="T41_47">the</text:span><text:span text:style-name="T41_48"><text:s/></text:span><text:span text:style-name="T41_49">following</text:span><text:span text:style-name="T41_50"><text:s/></text:span><text:span text:style-name="T41_51">instructions</text:span><text:span text:style-name="T41_52">?<text:s/>./</text:span><text:span text:style-name="T41_53">configure</text:span><text:span text:style-name="T41_54">,<text:s/></text:span><text:span text:style-name="T41_55">make</text:span><text:span text:style-name="T41_56">,<text:s/></text:span><text:span text:style-name="T41_57">make</text:span><text:span text:style-name="T41_58"><text:s/></text:span><text:span text:style-name="T41_59">install</text:span><text:span text:style-name="T41_60">?<text:s/>(<text:s/></text:span><text:span text:style-name="T41_61">Yes</text:span><text:span text:style-name="T41_62"><text:s/>-<text:s/></text:span><text:span text:style-name="T41_63">No</text:span><text:span text:style-name="T41_64"><text:s/>)</text:span></text:p>
      <text:p text:style-name="P42"/>
      <text:p text:style-name="P43"><text:bookmark-start text:name="h.wdajrnxne68b"/><text:bookmark-end text:name="h.wdajrnxne68b"/><text:span text:style-name="T43_1">Programming</text:span><text:span text:style-name="T43_2"><text:s/></text:span><text:span text:style-name="T43_3">and</text:span><text:span text:style-name="T43_4"><text:s/></text:span><text:span text:style-name="T43_5">Software</text:span><text:span text:style-name="T43_6"><text:s/></text:span><text:span text:style-name="T43_7">Architecture</text:span><text:span text:style-name="T43_8">:</text:span></text:p>
      <text:p text:style-name="P44"/>
      <text:list text:style-name="LS3" xml:id="list6">
        <text:list-item>
          <text:p text:style-name="P45"><text:span text:style-name="T45_1">“</text:span><text:span text:style-name="T45_2">I</text:span><text:span text:style-name="T45_3"><text:s/></text:span><text:span text:style-name="T45_4">can</text:span><text:span text:style-name="T45_5"><text:s/></text:span><text:span text:style-name="T45_6">write</text:span><text:span text:style-name="T45_7"><text:s/></text:span><text:span text:style-name="T45_8">scripts</text:span><text:span text:style-name="T45_9"><text:s/></text:span><text:span text:style-name="T45_10">in</text:span><text:span text:style-name="T45_11"><text:s/></text:span><text:span text:style-name="T45_12">python</text:span><text:span text:style-name="T45_13">/</text:span><text:span text:style-name="T45_14">matlab</text:span><text:span text:style-name="T45_15">”</text:span></text:p>
        </text:list-item>
        <text:list-item>
          <text:p text:style-name="P46"><text:span text:style-name="T46_1">“</text:span><text:span text:style-name="T46_2">I</text:span><text:span text:style-name="T46_3"><text:s/></text:span><text:span text:style-name="T46_4">know</text:span><text:span text:style-name="T46_5"><text:s/></text:span><text:span text:style-name="T46_6">what</text:span><text:span text:style-name="T46_7"><text:s/></text:span><text:span text:style-name="T46_8">a</text:span><text:span text:style-name="T46_9"><text:s/></text:span><text:span text:style-name="T46_10">class</text:span><text:span text:style-name="T46_11"><text:s/></text:span><text:span text:style-name="T46_12">is</text:span><text:span text:style-name="T46_13">”</text:span></text:p>
        </text:list-item>
        <text:list-item>
          <text:p text:style-name="P47"><text:span text:style-name="T47_1">“</text:span><text:span text:style-name="T47_2">I</text:span><text:span text:style-name="T47_3"><text:s/></text:span><text:span text:style-name="T47_4">have</text:span><text:span text:style-name="T47_5"><text:s/></text:span><text:span text:style-name="T47_6">written</text:span><text:span text:style-name="T47_7"><text:s/></text:span><text:span text:style-name="T47_8">some</text:span><text:span text:style-name="T47_9"><text:s/></text:span><text:span text:style-name="T47_10">quite</text:span><text:span text:style-name="T47_11"><text:s/></text:span><text:span text:style-name="T47_12">large</text:span><text:span text:style-name="T47_13"><text:s/></text:span><text:span text:style-name="T47_14">programs</text:span><text:span text:style-name="T47_15">”</text:span></text:p>
        </text:list-item>
        <text:list-item>
          <text:p text:style-name="P48"><text:span text:style-name="T48_1">“</text:span><text:span text:style-name="T48_2">I</text:span><text:span text:style-name="T48_3"><text:s/></text:span><text:span text:style-name="T48_4">know</text:span><text:span text:style-name="T48_5"><text:s/></text:span><text:span text:style-name="T48_6">what</text:span><text:span text:style-name="T48_7"><text:s/></text:span><text:span text:style-name="T48_8">an</text:span><text:span text:style-name="T48_9"><text:s/></text:span><text:span text:style-name="T48_10">exception</text:span><text:span text:style-name="T48_11"><text:s/></text:span><text:span text:style-name="T48_12">is</text:span><text:span text:style-name="T48_13">”</text:span></text:p>
        </text:list-item>
        <text:list-item>
          <text:p text:style-name="P49"><text:span text:style-name="T49_1">“</text:span><text:span text:style-name="T49_2">I</text:span><text:span text:style-name="T49_3"><text:s/></text:span><text:span text:style-name="T49_4">know</text:span><text:span text:style-name="T49_5"><text:s/></text:span><text:span text:style-name="T49_6">what</text:span><text:span text:style-name="T49_7"><text:s/></text:span><text:span text:style-name="T49_8">unit</text:span><text:span text:style-name="T49_9"><text:s/></text:span><text:span text:style-name="T49_10">testing</text:span><text:span text:style-name="T49_11"><text:s/></text:span><text:span text:style-name="T49_12">is</text:span><text:span text:style-name="T49_13">”</text:span></text:p>
        </text:list-item>
        <text:list-item>
          <text:p text:style-name="P50"><text:span text:style-name="T50_1">“</text:span><text:span text:style-name="T50_2">I</text:span><text:span text:style-name="T50_3"><text:s/></text:span><text:span text:style-name="T50_4">know</text:span><text:span text:style-name="T50_5"><text:s/></text:span><text:span text:style-name="T50_6">what</text:span><text:span text:style-name="T50_7"><text:s/></text:span><text:span text:style-name="T50_8">dependancy</text:span><text:span text:style-name="T50_9"><text:s/></text:span><text:span text:style-name="T50_10">management</text:span><text:span text:style-name="T50_11"><text:s/></text:span><text:span text:style-name="T50_12">is</text:span><text:span text:style-name="T50_13"><text:s/>(</text:span><text:span text:style-name="T50_14">have</text:span><text:span text:style-name="T50_15"><text:s/></text:span><text:span text:style-name="T50_16">used</text:span><text:span text:style-name="T50_17"><text:s/></text:span><text:span text:style-name="T50_18">Make</text:span><text:span text:style-name="T50_19">/</text:span><text:span text:style-name="T50_20">scons</text:span><text:span text:style-name="T50_21">/</text:span><text:span text:style-name="T50_22">etc</text:span><text:span text:style-name="T50_23">)”</text:span></text:p>
        </text:list-item>
        <text:list-item>
          <text:p text:style-name="P51"><text:span text:style-name="T51_1">“</text:span><text:span text:style-name="T51_2">I</text:span><text:span text:style-name="T51_3"><text:s/></text:span><text:span text:style-name="T51_4">love</text:span><text:span text:style-name="T51_5"><text:s/></text:span><text:span text:style-name="T51_6">software</text:span><text:span text:style-name="T51_7"><text:s/></text:span><text:span text:style-name="T51_8">engineering</text:span><text:span text:style-name="T51_9"><text:s/></text:span><text:span text:style-name="T51_10">theory</text:span><text:span text:style-name="T51_11">;<text:s/></text:span><text:span text:style-name="T51_12">I</text:span><text:span text:style-name="T51_13"><text:s/></text:span><text:span text:style-name="T51_14">find</text:span><text:span text:style-name="T51_15"><text:s/></text:span><text:span text:style-name="T51_16">beauty</text:span><text:span text:style-name="T51_17"><text:s/></text:span><text:span text:style-name="T51_18">in</text:span><text:span text:style-name="T51_19"><text:s/></text:span><text:span text:style-name="T51_20">design</text:span><text:span text:style-name="T51_21"><text:s/></text:span><text:span text:style-name="T51_22">patterns</text:span><text:span text:style-name="T51_23">;”</text:span></text:p>
        </text:list-item>
      </text:list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fo:font-size="12pt" style:font-size-asian="12pt" style:font-size-complex="12pt" fo:language="en" fo:language-asian="en" fo:language-complex="ar" fo:country="US" fo:country-asian="US" fo:country-complex="SA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Style-3" style:family="paragraph" style:parent-style-name="Standard"/>
    <style:style style:name="Style-4" style:family="paragraph" style:parent-style-name="Standard"/>
    <style:style style:name="Style-5" style:family="paragraph" style:parent-style-name="Standard"/>
    <style:style style:name="ListStyle" style:family="paragraph" style:parent-style-name="Standard"/>
    <style:style style:name="Style-6" style:family="paragraph" style:parent-style-name="Standard"/>
    <style:style style:name="Style-7" style:family="paragraph" style:parent-style-name="Standard"/>
    <style:style style:name="Style-8" style:family="paragraph" style:parent-style-name="Standard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